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indent="0.4923in"/>
    </style:style>
    <style:style style:name="P2" style:parent-style-name="Normal" style:family="paragraph">
      <style:paragraph-properties fo:text-indent="0.4923in"/>
    </style:style>
    <style:style style:name="P3" style:parent-style-name="Normal" style:family="paragraph">
      <style:paragraph-properties fo:text-indent="0.4923in"/>
    </style:style>
    <style:style style:name="P4" style:parent-style-name="Corpodetexto" style:family="paragraph">
      <style:paragraph-properties fo:text-align="justify" fo:margin-right="0.0916in" fo:text-indent="0.4923in"/>
    </style:style>
    <style:style style:name="T5" style:parent-style-name="Tipodeletrapredefinidodoparágrafo" style:family="text">
      <style:text-properties fo:letter-spacing="0.0006in"/>
    </style:style>
    <style:style style:name="T6" style:parent-style-name="Tipodeletrapredefinidodoparágrafo" style:family="text">
      <style:text-properties fo:letter-spacing="0.0006in"/>
    </style:style>
    <style:style style:name="T7" style:parent-style-name="Tipodeletrapredefinidodoparágrafo" style:family="text">
      <style:text-properties fo:letter-spacing="0.0006in"/>
    </style:style>
    <style:style style:name="T8" style:parent-style-name="Tipodeletrapredefinidodoparágrafo" style:family="text">
      <style:text-properties fo:letter-spacing="-0.002in"/>
    </style:style>
    <style:style style:name="T9" style:parent-style-name="Tipodeletrapredefinidodoparágrafo" style:family="text">
      <style:text-properties fo:letter-spacing="-0.002in"/>
    </style:style>
    <style:style style:name="T10" style:parent-style-name="Tipodeletrapredefinidodoparágrafo" style:family="text">
      <style:text-properties fo:letter-spacing="0.0006in"/>
    </style:style>
    <style:style style:name="T11" style:parent-style-name="Tipodeletrapredefinidodoparágrafo" style:family="text">
      <style:text-properties fo:letter-spacing="-0.0013in"/>
    </style:style>
    <style:style style:name="T12" style:parent-style-name="Tipodeletrapredefinidodoparágrafo" style:family="text">
      <style:text-properties fo:letter-spacing="-0.0013in"/>
    </style:style>
    <style:style style:name="T13" style:parent-style-name="Tipodeletrapredefinidodoparágrafo" style:family="text">
      <style:text-properties fo:letter-spacing="-0.0006in"/>
    </style:style>
    <style:style style:name="T14" style:parent-style-name="Tipodeletrapredefinidodoparágrafo" style:family="text">
      <style:text-properties fo:letter-spacing="-0.0006in"/>
    </style:style>
    <style:style style:name="T15" style:parent-style-name="Tipodeletrapredefinidodoparágrafo" style:family="text">
      <style:text-properties fo:letter-spacing="-0.0013in"/>
    </style:style>
    <style:style style:name="T16" style:parent-style-name="Tipodeletrapredefinidodoparágrafo" style:family="text">
      <style:text-properties fo:letter-spacing="-0.0006in"/>
    </style:style>
    <style:style style:name="T17" style:parent-style-name="Tipodeletrapredefinidodoparágrafo" style:family="text">
      <style:text-properties fo:letter-spacing="-0.002in"/>
    </style:style>
    <style:style style:name="P18" style:parent-style-name="Normal" style:family="paragraph">
      <style:paragraph-properties fo:text-indent="0.4923in"/>
    </style:style>
    <style:style style:name="T19" style:parent-style-name="Tipodeletrapredefinidodoparágrafo" style:family="text">
      <style:text-properties style:language-asian="pt" style:country-asian="PT"/>
    </style:style>
    <style:style style:name="T20" style:parent-style-name="Tipodeletrapredefinidodoparágrafo" style:family="text">
      <style:text-properties fo:letter-spacing="0.0006in"/>
    </style:style>
    <style:style style:name="T21" style:parent-style-name="Tipodeletrapredefinidodoparágrafo" style:family="text">
      <style:text-properties fo:letter-spacing="0.0006in"/>
    </style:style>
    <style:style style:name="T22" style:parent-style-name="Tipodeletrapredefinidodoparágrafo" style:family="text">
      <style:text-properties fo:letter-spacing="0.0006in"/>
    </style:style>
    <style:style style:name="T23" style:parent-style-name="Tipodeletrapredefinidodoparágrafo" style:family="text">
      <style:text-properties fo:letter-spacing="0.0006in"/>
    </style:style>
    <style:style style:name="T24" style:parent-style-name="Tipodeletrapredefinidodoparágrafo" style:family="text">
      <style:text-properties fo:letter-spacing="0.0006in"/>
    </style:style>
    <style:style style:name="T25" style:parent-style-name="Tipodeletrapredefinidodoparágrafo" style:family="text">
      <style:text-properties fo:letter-spacing="0.0006in"/>
    </style:style>
    <style:style style:name="T26" style:parent-style-name="Tipodeletrapredefinidodoparágrafo" style:family="text">
      <style:text-properties fo:letter-spacing="0.0006in"/>
    </style:style>
    <style:style style:name="T27" style:parent-style-name="Tipodeletrapredefinidodoparágrafo" style:family="text">
      <style:text-properties fo:letter-spacing="0.0006in"/>
    </style:style>
    <style:style style:name="T28" style:parent-style-name="Tipodeletrapredefinidodoparágrafo" style:family="text">
      <style:text-properties fo:letter-spacing="0.0006in"/>
    </style:style>
    <style:style style:name="T29" style:parent-style-name="Tipodeletrapredefinidodoparágrafo" style:family="text">
      <style:text-properties fo:letter-spacing="0.0006in"/>
    </style:style>
    <style:style style:name="T30" style:parent-style-name="Tipodeletrapredefinidodoparágrafo" style:family="text">
      <style:text-properties fo:letter-spacing="0.0006in"/>
    </style:style>
    <style:style style:name="T31" style:parent-style-name="Tipodeletrapredefinidodoparágrafo" style:family="text">
      <style:text-properties fo:letter-spacing="-0.0013in"/>
    </style:style>
    <style:style style:name="T32" style:parent-style-name="Tipodeletrapredefinidodoparágrafo" style:family="text">
      <style:text-properties fo:letter-spacing="-0.0013in"/>
    </style:style>
    <style:style style:name="P33" style:parent-style-name="Normal" style:family="paragraph">
      <style:paragraph-properties fo:text-indent="0.4923in"/>
    </style:style>
    <style:style style:name="P34" style:parent-style-name="Normal" style:family="paragraph">
      <style:paragraph-properties fo:text-indent="0.4923in"/>
    </style:style>
    <style:style style:name="P35" style:parent-style-name="Normal" style:family="paragraph">
      <style:paragraph-properties fo:text-indent="0.4923in"/>
    </style:style>
    <style:style style:name="P36" style:parent-style-name="Normal" style:family="paragraph">
      <style:paragraph-properties fo:text-indent="0.4923in"/>
    </style:style>
    <style:style style:name="P37" style:parent-style-name="Normal" style:family="paragraph">
      <style:paragraph-properties fo:text-indent="0.4923in"/>
    </style:style>
    <style:style style:name="P38" style:parent-style-name="Normal" style:family="paragraph">
      <style:paragraph-properties fo:text-indent="0.4923in"/>
    </style:style>
    <style:style style:name="P39" style:parent-style-name="Normal" style:family="paragraph">
      <style:paragraph-properties fo:text-indent="0.4923in"/>
    </style:style>
    <style:style style:name="P40" style:parent-style-name="Normal" style:family="paragraph">
      <style:paragraph-properties fo:text-indent="0.4923in"/>
    </style:style>
  </office:automatic-styles>
  <office:body>
    <office:text text:use-soft-page-breaks="true">
      <text:p text:style-name="P1">Prezada equipe de recrutamento da kununu,</text:p>
      <text:p text:style-name="P2"/>
      <text:p text:style-name="P3">O meu nome é Natana Oliveira e encontro-me a frequentar o curso de Software Developer no CESAE Digital.</text:p>
      <text:p text:style-name="P4">Venho, desta forma, aferir a V/ disponibilidade para integrar em FPCT (Formação Prática em<text:span text:style-name="T5"><text:s/></text:span>Contexto de Trabalho - estágio curricular) na<text:s/>kununu, com o intuito de<text:span text:style-name="T6"><text:s/></text:span>cooperar convosco nos<text:span text:style-name="T7"><text:s/></text:span>projetos<text:span text:style-name="T8"><text:s/></text:span>diários<text:span text:style-name="T9"><text:s/></text:span>e<text:span text:style-name="T10"><text:s/></text:span>com<text:span text:style-name="T11"><text:s/></text:span>isso desenvolver<text:span text:style-name="T12"><text:s/></text:span>as<text:span text:style-name="T13"><text:s/></text:span>minhas<text:span text:style-name="T14"><text:s/></text:span>competências<text:span text:style-name="T15"><text:s/></text:span>na<text:span text:style-name="T16"><text:s/></text:span>área<text:span text:style-name="T17"><text:s/></text:span>de software developer e programação.</text:p>
      <text:p text:style-name="P18">Mediante o meu percurso nesta formação, desenvolvi competências em<text:span text:style-name="T19"><text:s/>linguagens de programação: Java, PHP (framework Laravel), Android e iOS, SQL; bases de dados; HTML e CSS; engenharia de Software UML e<text:s/></text:span>trabalho de equipa. Competências<text:span text:style-name="T20"><text:s/></text:span>essas<text:span text:style-name="T21"><text:s/></text:span>que<text:span text:style-name="T22"><text:s/></text:span>considero<text:span text:style-name="T23"><text:s/></text:span>fundamentais<text:span text:style-name="T24"><text:s/></text:span>para<text:span text:style-name="T25"><text:s/></text:span>o<text:span text:style-name="T26"><text:s/></text:span>meu<text:span text:style-name="T27"><text:s/></text:span>percurso<text:span text:style-name="T28"><text:s/></text:span>profissional<text:span text:style-name="T29"><text:s/></text:span>enquanto<text:span text:style-name="T30"><text:s/></text:span>colaborador<text:span text:style-name="T31"><text:s/></text:span>na vossa<text:span text:style-name="T32"><text:s/></text:span>empresa.</text:p>
      <text:p text:style-name="P33">A FPCT tem início previsto a<text:s/>04 de março<text:s/>e decorre até<text:s/>24 de maio, com uma carga horária diária de 7 horas (total 400 horas), sendo o horário de formação na empresa a definir por vocês.<text:s/></text:p>
      <text:p text:style-name="P34">O curso é totalmente financiado pelo IEFP, não havendo lugar a qualquer encargo por parte da empresa parceira que acolhe o formando durante este período.</text:p>
      <text:p text:style-name="P35">A responsabilidade da empresa será, através da sua realidade, proporcionar ao formando o desenvolvimento de atividades de forma eficiente, atribuindo tarefas inerentes ao posto de trabalho de acordo com as qualificações e experiências adquiridas pelo formando durante a sua formação.</text:p>
      <text:p text:style-name="P36">Anexo o meu CV<text:s/>e<text:s/>Carta Motivacional para<text:s/>vossa<text:s/>validação. <text:s text:c="2"/></text:p>
      <text:p text:style-name="P37">Disponibilizo-me, desde já, para uma eventual entrevista – presencial ou online – em função da vossa disponibilidade.</text:p>
      <text:p text:style-name="P38">Com os melhores cumprimentos,<text:s/></text:p>
      <text:p text:style-name="P39"/>
      <text:p text:style-name="P40">Natana Oliveir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Corpodetexto" style:display-name="Corpo de texto" style:family="paragraph" style:parent-style-name="Normal">
      <style:paragraph-properties fo:widows="0" fo:orphans="0" style:text-autospace="none" fo:margin-bottom="0in" fo:line-height="100%"/>
      <style:text-properties style:font-name="Calibri" style:font-name-asian="Calibri" style:font-name-complex="Calibri" style:letter-kerning="false" fo:hyphenate="false"/>
    </style:style>
    <style:style style:name="CorpodetextoCaráter" style:display-name="Corpo de texto Caráter" style:family="text" style:parent-style-name="Tipodeletrapredefinidodoparágrafo">
      <style:text-properties style:font-name="Calibri" style:font-name-asian="Calibri" style:font-name-complex="Calibri" style:letter-kerning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oft Dev</meta:initial-creator>
    <dc:creator>Soft Dev</dc:creator>
    <meta:creation-date>2024-01-12T14:08:00Z</meta:creation-date>
    <dc:date>2024-01-12T14:08:00Z</dc:date>
    <meta:template xlink:href="Normal" xlink:type="simple"/>
    <meta:editing-cycles>2</meta:editing-cycles>
    <meta:editing-duration>PT300S</meta:editing-duration>
    <meta:document-statistic meta:page-count="1" meta:paragraph-count="3" meta:word-count="254" meta:character-count="1628" meta:row-count="11" meta:non-whitespace-character-count="1377"/>
  </office:meta>
</office:document-meta>
</file>